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4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RequestForQuotation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Request For Quotation. Details</text:p>
          </table:table-cell>
          <table:table-cell table:style-name="ce2" office:value-type="string">
            <text:p>RequestForQuotation</text:p>
          </table:table-cell>
          <table:table-cell table:style-name="ce2" office:value-type="string">
            <text:p>The document used to request a Quotation for goods and services from a Selle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Solicitud de Presupuesto</text:p>
          </table:table-cell>
          <table:table-cell table:style-name="ce12" office:value-type="string">
            <text:p>Documento utilizado para solicitar un Presupuesto de bienes y servicios a un Vendedor.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quest For Quotation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equest For Quotation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Request For Quotation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equest For Quotation. Identifier</text:p>
          </table:table-cell>
          <table:table-cell office:value-type="string">
            <text:p>ID</text:p>
          </table:table-cell>
          <table:table-cell office:value-type="string">
            <text:p>An identifier for the Request For Quotation assigned by the Originato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D</text:p>
          </table:table-cell>
          <table:table-cell office:value-type="string">
            <text:p>Identificador para la Solicitud de Presupuesto asignado por el Originador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equest For Quotation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Request For Quotation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ndicador de copia</text:p>
          </table:table-cell>
          <table:table-cell office:value-type="string">
            <text:p>Indica si el documento es una copia (verdad) o no (falso)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quest For Quotation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UUID</text:p>
          </table:table-cell>
          <table:table-cell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equest For Quotation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Originator on which the Quotation was request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Fecha de emisión</text:p>
          </table:table-cell>
          <table:table-cell office:value-type="string">
            <text:p>Fecha que indica cuando fue emitida la Solicitud de Presupuesto asignada por el Originador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Request For Quotation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Originator at which the Quotation was request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Hora de emisión</text:p>
          </table:table-cell>
          <table:table-cell office:value-type="string">
            <text:p>Hora de emisión de la Solicitud de Presupuesto asignada por el Originador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Request For Quotation. Note. Text</text:p>
          </table:table-cell>
          <table:table-cell office:value-type="string">
            <text:p>Note</text:p>
          </table:table-cell>
          <table:table-cell office:value-type="string">
            <text:p>Free-form text applying to the Request For Quotat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Nota</text:p>
          </table:table-cell>
          <table:table-cell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equest For Quotation. Pricing_ Currency Code. Code</text:p>
          </table:table-cell>
          <table:table-cell office:value-type="string">
            <text:p>PricingCurrencyCode</text:p>
          </table:table-cell>
          <table:table-cell office:value-type="string">
            <text:p>The currency that the Seller should use to price the Quotat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Moneda de precios</text:p>
          </table:table-cell>
          <table:table-cell office:value-type="string">
            <text:p>La moneda que el Vendedor debería utilizar al generar el Presupuesto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Request For Quotation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Request For Quotation. Catalogue_ Document Reference. Document Reference</text:p>
          </table:table-cell>
          <table:table-cell table:style-name="ce4" office:value-type="string">
            <text:p>CatalogueDocumentReference</text:p>
          </table:table-cell>
          <table:table-cell table:style-name="ce4" office:value-type="string">
            <text:p>An associative reference to Catalogu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Referencia a Catálogo</text:p>
          </table:table-cell>
          <table:table-cell table:style-name="ce14" office:value-type="string">
            <text:p>Asociación con una referencia al Catálo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Request For Quotation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Referencia a documento adicional</text:p>
          </table:table-cell>
          <table:table-cell table:style-name="ce14" office:value-type="string">
            <text:p>Asociación con una referencia a un Documento Adicional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15">
            <text:p>15</text:p>
          </table:table-cell>
          <table:table-cell table:style-name="ce4" office:value-type="string">
            <text:p>Request For Quotation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Firma</text:p>
          </table:table-cell>
          <table:table-cell table:style-name="ce14"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Request For Quotation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Originador</text:p>
          </table:table-cell>
          <table:table-cell table:style-name="ce14" office:value-type="string">
            <text:p>Asociación con el originador del document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string">
            <text:p>Request For Quotation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Vendedor</text:p>
          </table:table-cell>
          <table:table-cell table:style-name="ce14" office:value-type="string">
            <text:p>Asociación con el vendedor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18">
            <text:p>18</text:p>
          </table:table-cell>
          <table:table-cell table:style-name="ce4" office:value-type="string">
            <text:p>Request For Quotation. Delivery</text:p>
          </table:table-cell>
          <table:table-cell table:style-name="ce4" office:value-type="string">
            <text:p>Delivery</text:p>
          </table:table-cell>
          <table:table-cell table:style-name="ce4" office:value-type="string">
            <text:p>An association to Delivery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Entrega</text:p>
          </table:table-cell>
          <table:table-cell table:style-name="ce14" office:value-type="string">
            <text:p>Asociación con una entrega (o entregas)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Request For Quotation. Delivery Terms</text:p>
          </table:table-cell>
          <table:table-cell table:style-name="ce4" office:value-type="string">
            <text:p>DeliveryTerms</text:p>
          </table:table-cell>
          <table:table-cell table:style-name="ce4" office:value-type="string">
            <text:p>An association to Delivery Term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diciones de entrega</text:p>
          </table:table-cell>
          <table:table-cell table:style-name="ce14" office:value-type="string">
            <text:p>Asociación con las condiciones de entrega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Request For Quotation. Destination_ Country. Country</text:p>
          </table:table-cell>
          <table:table-cell table:style-name="ce4" office:value-type="string">
            <text:p>DestinationCountry</text:p>
          </table:table-cell>
          <table:table-cell table:style-name="ce4" office:value-type="string">
            <text:p>An association to the country of destination (for customs purposes for potential orders)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País de destino</text:p>
          </table:table-cell>
          <table:table-cell table:style-name="ce14" office:value-type="string">
            <text:p>Asociación con el país de destino (a efectos aduaneros)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21">
            <text:p>21</text:p>
          </table:table-cell>
          <table:table-cell table:style-name="ce4" office:value-type="string">
            <text:p>Request For Quotation. Contrac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trato</text:p>
          </table:table-cell>
          <table:table-cell table:style-name="ce14" office:value-type="string">
            <text:p>Asociación con un contrato o acuerdo marc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Request For Quotation. Request For Quotation Line</text:p>
          </table:table-cell>
          <table:table-cell table:style-name="ce4" office:value-type="string">
            <text:p>RequestForQuotationLine</text:p>
          </table:table-cell>
          <table:table-cell table:style-name="ce4" office:value-type="string">
            <text:p>An association to one or more Request For Quotation Line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office:value-type="string">
            <text:p>Línea de solicitud de presupuesto</text:p>
          </table:table-cell>
          <table:table-cell table:style-name="ce14" office:value-type="string">
            <text:p>Asociación con una o más líneas de solicitud de presupuesto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RequestForQuotation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5:12</dc:date>
    <meta:print-date>2007-02-02T10:27:26</meta:print-date>
    <meta:editing-cycles>1</meta:editing-cycles>
    <meta:editing-duration>PT52113H31M44S</meta:editing-duration>
    <meta:document-statistic meta:table-count="1" meta:cell-count="187" meta:object-count="0"/>
    <meta:generator>OpenOffice.org/3.0$Win32 OpenOffice.org_project/300m9$Build-9358</meta:generator>
  </office:meta>
</office:document-meta>
</file>